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weight="bold" officeooo:rsid="0064f460" officeooo:paragraph-rsid="0064f460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 style:list-style-name="L1">
      <style:text-properties style:font-name="Liberation Sans" fo:font-weight="normal" officeooo:rsid="006677c9" officeooo:paragraph-rsid="006677c9" style:font-weight-asian="normal" style:font-weight-complex="normal"/>
    </style:style>
    <style:style style:name="P4" style:family="paragraph" style:parent-style-name="Standard">
      <style:text-properties style:font-name="Liberation Sans" fo:font-weight="normal" officeooo:rsid="006677c9" officeooo:paragraph-rsid="006677c9" style:font-weight-asian="normal" style:font-weight-complex="normal"/>
    </style:style>
    <style:style style:name="P5" style:family="paragraph" style:parent-style-name="Standard">
      <style:text-properties style:font-name="Liberation Sans" fo:font-weight="bold" officeooo:rsid="0067d3aa" officeooo:paragraph-rsid="0067d3aa" style:font-weight-asian="bold" style:font-weight-complex="bold"/>
    </style:style>
    <style:style style:name="P6" style:family="paragraph" style:parent-style-name="Standard" style:list-style-name="L2">
      <style:text-properties style:font-name="Liberation Sans" fo:font-weight="normal" officeooo:rsid="0067d3aa" officeooo:paragraph-rsid="0067d3aa" style:font-weight-asian="normal" style:font-weight-complex="normal"/>
    </style:style>
    <style:style style:name="P7" style:family="paragraph" style:parent-style-name="Standard">
      <style:text-properties style:font-name="Liberation Sans" fo:font-weight="normal" officeooo:rsid="0067d3aa" officeooo:paragraph-rsid="0067d3aa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6915c9" officeooo:paragraph-rsid="006915c9" style:font-weight-asian="bold" style:font-weight-complex="bold"/>
    </style:style>
    <style:style style:name="P9" style:family="paragraph" style:parent-style-name="Standard" style:list-style-name="L3">
      <style:text-properties style:font-name="Liberation Sans" fo:font-weight="normal" officeooo:rsid="006915c9" officeooo:paragraph-rsid="006915c9" style:font-weight-asian="normal" style:font-weight-complex="normal"/>
    </style:style>
    <style:style style:name="P10" style:family="paragraph" style:parent-style-name="Standard">
      <style:text-properties style:font-name="Liberation Sans" fo:font-weight="normal" officeooo:rsid="006915c9" officeooo:paragraph-rsid="006915c9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697ecf" officeooo:paragraph-rsid="00697ecf" style:font-weight-asian="bold" style:font-weight-complex="bold"/>
    </style:style>
    <style:style style:name="T1" style:family="text">
      <style:text-properties officeooo:rsid="006677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a9ef6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<text:span text:style-name="T1">RABALHANDO COM O DJANGO</text:span></text:p>
      <text:p text:style-name="P2"/>
      <text:list text:style-name="L1">
        <text:list-item>
          <text:p text:style-name="P3">Criar um <text:span text:style-name="T2">venv</text:span></text:p>
        </text:list-item>
        <text:list-item>
          <text:p text:style-name="P3">No terminal: <text:span text:style-name="T2">pip install Django</text:span></text:p>
        </text:list-item>
        <text:list-item>
          <text:p text:style-name="P3">No terminal: <text:span text:style-name="T2">django-admin startproject nome_do_projeto .</text:span></text:p>
        </text:list-item>
        <text:list-item>
          <text:p text:style-name="P3">No terminal: <text:span text:style-name="T2">pytho3 ./manage.py startapp core</text:span></text:p>
        </text:list-item>
        <text:list-item>
          <text:p text:style-name="P3">No arquivo <text:span text:style-name="T2">settings.py </text:span>(que foi criado automaticamente com o projeto): incluir <text:span text:style-name="T2">‘core’</text:span> na lista INSTALLED_APPS</text:p>
        </text:list-item>
        <text:list-item>
          <text:p text:style-name="P3">No arquivo <text:span text:style-name="T2">views.py </text:span>(que foi criado automaticamente com o core: <text:span text:style-name="T2">from django.http import HttpResponse</text:span></text:p>
        </text:list-item>
        <text:list-item>
          <text:p text:style-name="P3">Ainda no arquivo <text:span text:style-name="T2">views.py</text:span>: criar uma função para retorno em HTML</text:p>
        </text:list-item>
        <text:list-item>
          <text:p text:style-name="P3">Na pasta <text:span text:style-name="T2">core</text:span>: criar um arquivo <text:span text:style-name="T2">urls.py</text:span></text:p>
        </text:list-item>
        <text:list-item>
          <text:p text:style-name="P3">No arquivo <text:span text:style-name="T2">urls.py</text:span>: <text:span text:style-name="T2">from django.urls import path / from . Import views</text:span></text:p>
        </text:list-item>
        <text:list-item>
          <text:p text:style-name="P3">Criar uma lista chamada <text:span text:style-name="T2">urlpatterns</text:span></text:p>
        </text:list-item>
        <text:list-item>
          <text:p text:style-name="P3">No outro arquivo <text:span text:style-name="T2">urls.py </text:span>(criado automaticamente pelo projeto): adicionar o módulo <text:span text:style-name="T2">include </text:span>e adicioná-lo na lista <text:span text:style-name="T2">urlpatterns</text:span></text:p>
        </text:list-item>
        <text:list-item>
          <text:p text:style-name="P3">No terminal (venv): <text:span text:style-name="T2">python3 ./manage.py runserver</text:span></text:p>
        </text:list-item>
        <text:list-item>
          <text:p text:style-name="P3">O servidor será chamado em uma porta e a URL será disponibilizada pelo terminal</text:p>
        </text:list-item>
      </text:list>
      <text:p text:style-name="P4"/>
      <text:p text:style-name="P4"/>
      <text:p text:style-name="P4"/>
      <text:p text:style-name="P5">TRABALHANDO COM O FastAPI</text:p>
      <text:p text:style-name="P5"/>
      <text:list text:style-name="L2">
        <text:list-item>
          <text:p text:style-name="P6">Criar um <text:span text:style-name="T2">venv</text:span></text:p>
        </text:list-item>
        <text:list-item>
          <text:p text:style-name="P6">Instalar o <text:span text:style-name="T2">FastAPI </text:span>(visto no curso de POO com Consumo de API)</text:p>
        </text:list-item>
        <text:list-item>
          <text:p text:style-name="P6">Instalar o <text:span text:style-name="T2">uvicorn</text:span> (visto no curso de POO com Consumo de API)</text:p>
        </text:list-item>
        <text:list-item>
          <text:p text:style-name="P6">Criar o código no arquivo <text:span text:style-name="T2">main.py</text:span></text:p>
        </text:list-item>
        <text:list-item>
          <text:p text:style-name="P6">Rodar o uvicorn: <text:span text:style-name="T2">uvicorn main:app –reload</text:span></text:p>
        </text:list-item>
        <text:list-item>
          <text:p text:style-name="P6">O servidor será chamado em uma porta e a URL será disponibilizada pelo terminal</text:p>
        </text:list-item>
      </text:list>
      <text:p text:style-name="P7"/>
      <text:p text:style-name="P7"/>
      <text:p text:style-name="P7"/>
      <text:p text:style-name="P8">TRABALHANDO COM O FLASK</text:p>
      <text:p text:style-name="P8"/>
      <text:list text:style-name="L3">
        <text:list-item>
          <text:p text:style-name="P9">Criar um <text:span text:style-name="T2">venv</text:span></text:p>
        </text:list-item>
        <text:list-item>
          <text:p text:style-name="P9">Instalar o <text:span text:style-name="T2">Flask</text:span>: <text:span text:style-name="T2">pip install Flask</text:span></text:p>
        </text:list-item>
        <text:list-item>
          <text:p text:style-name="P9">Criar um arquivo <text:span text:style-name="T2">app.py</text:span></text:p>
        </text:list-item>
        <text:list-item>
          <text:p text:style-name="P9">No arquivo, seguir a codificação, conforme repositório do curso</text:p>
        </text:list-item>
        <text:list-item>
          <text:p text:style-name="P9">No terminal: <text:span text:style-name="T2">python3 ./app.py</text:span></text:p>
        </text:list-item>
        <text:list-item>
          <text:p text:style-name="P9">O servidor será chamado em uma porta e a URL será disponibilizada pelo terminal</text:p>
        </text:list-item>
      </text:list>
      <text:p text:style-name="P10"/>
      <text:p text:style-name="P10"/>
      <text:p text:style-name="P11">Conclusão do Luquinhas: <text:span text:style-name="T3">Django é muito trabalhoso. </text:span><text:span text:style-name="T4">O retorno do FastAPI é em forma de dicionário. A codificação do Flask é pouca coisa maior do que o FastAPI, mas a visualização é mais atrativ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6-01-02T12:35:00.049989525</dc:date>
    <meta:editing-duration>PT15H57M</meta:editing-duration>
    <meta:editing-cycles>45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29" meta:word-count="285" meta:character-count="1665" meta:non-whitespace-character-count="1434"/>
  </office:meta>
</office:document-meta>
</file>